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1.464cm" fo:min-width="0.017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0.046cm" fo:min-width="0cm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032cm" fo:min-width="0cm"/>
    </style:style>
    <style:style style:name="gr4" style:family="graphic" style:parent-style-name="objectwithoutfill">
      <style:graphic-properties svg:stroke-width="0.02cm" svg:stroke-color="#eeeeee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759cm" svg:height="2.45cm" draw:transform="rotate (-0.871617428445968) translate (1.941cm -0.1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17cm" svg:height="0.562cm" draw:transform="rotate (-0.57211892880374) translate (0.304cm 1.46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0.391cm" svg:height="0.398cm" draw:transform="rotate (0.863937979737193) translate (0.21cm 1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2" draw:layer="layout" svg:width="2.159cm" svg:height="0.198cm" draw:transform="skewX (-1.21090943503367) rotate (-2.46056517946161) translate (2.22589504396556cm 0.201306019947276cm)" svg:viewBox="0 0 2160 199" svg:d="M0 95c1037 280 2160-95 2160-95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3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13:48:22.573000000</meta:creation-date>
    <dc:date>2021-06-03T13:57:21.465000000</dc:date>
    <meta:editing-duration>PT8M59S</meta:editing-duration>
    <meta:editing-cycles>1</meta:editing-cycles>
    <meta:document-statistic meta:object-count="5"/>
    <meta:generator>LibreOffice/7.0.1.2$Windows_X86_64 LibreOffice_project/7cbcfc562f6eb6708b5ff7d7397325de9e764452</meta:generator>
  </office:meta>
</office:document-meta>
</file>